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5.06pt"/>
    </style:style>
    <style:style style:name="co2" style:family="table-column">
      <style:table-column-properties fo:break-before="auto" style:column-width="52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p_lookup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Predictor Type</text:p>
          </table:table-cell>
          <table:table-cell office:value-type="string" calcext:value-type="string">
            <text:p>Conditional Lookups</text:p>
          </table:table-cell>
          <table:table-cell office:value-type="string" calcext:value-type="string">
            <text:p>Conditional Predicted</text:p>
          </table:table-cell>
          <table:table-cell office:value-type="string" calcext:value-type="string">
            <text:p>Conditional Incorrect</text:p>
          </table:table-cell>
          <table:table-cell office:value-type="string" calcext:value-type="string">
            <text:p>Conditional Accuracy (%)</text:p>
          </table:table-cell>
          <table:table-cell/>
          <table:table-cell office:value-type="string" calcext:value-type="string">
            <text:p>Indirect Hits</text:p>
          </table:table-cell>
          <table:table-cell office:value-type="string" calcext:value-type="string">
            <text:p>Indirect Misses</text:p>
          </table:table-cell>
          <table:table-cell office:value-type="string" calcext:value-type="string">
            <text:p>Indirect Accuracy (%)</text:p>
          </table:table-cell>
        </table:table-row>
        <table:table-row table:style-name="ro1">
          <table:table-cell office:value-type="string" calcext:value-type="string">
            <text:p>LTAGE_soplex</text:p>
          </table:table-cell>
          <table:table-cell office:value-type="float" office:value="42062168" calcext:value-type="float">
            <text:p>42062168</text:p>
          </table:table-cell>
          <table:table-cell office:value-type="float" office:value="23857178" calcext:value-type="float">
            <text:p>23857178</text:p>
          </table:table-cell>
          <table:table-cell office:value-type="float" office:value="1467424" calcext:value-type="float">
            <text:p>1467424</text:p>
          </table:table-cell>
          <table:table-cell table:formula="of:=([.C2]/[.B2])*100" office:value-type="float" office:value="56.7188500602251" calcext:value-type="float">
            <text:p>56.7188500602251</text:p>
          </table:table-cell>
          <table:table-cell/>
          <table:table-cell office:value-type="float" office:value="2140105" calcext:value-type="float">
            <text:p>2140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hareBP_libquantum_2048</text:p>
          </table:table-cell>
          <table:table-cell office:value-type="float" office:value="53184666" calcext:value-type="float">
            <text:p>53184666</text:p>
          </table:table-cell>
          <table:table-cell office:value-type="float" office:value="46061483" calcext:value-type="float">
            <text:p>46061483</text:p>
          </table:table-cell>
          <table:table-cell office:value-type="float" office:value="859587" calcext:value-type="float">
            <text:p>859587</text:p>
          </table:table-cell>
          <table:table-cell table:formula="of:=([.C3]/[.B3])*100" office:value-type="float" office:value="86.6066978779184" calcext:value-type="float">
            <text:p>86.6066978779184</text:p>
          </table:table-cell>
          <table:table-cell/>
          <table:table-cell office:value-type="float" office:value="218108" calcext:value-type="float">
            <text:p>218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ptronBP_soplex_12</text:p>
          </table:table-cell>
          <table:table-cell office:value-type="float" office:value="44178362" calcext:value-type="float">
            <text:p>44178362</text:p>
          </table:table-cell>
          <table:table-cell office:value-type="float" office:value="25221489" calcext:value-type="float">
            <text:p>25221489</text:p>
          </table:table-cell>
          <table:table-cell office:value-type="float" office:value="1977193" calcext:value-type="float">
            <text:p>1977193</text:p>
          </table:table-cell>
          <table:table-cell table:formula="of:=([.C4]/[.B4])*100" office:value-type="float" office:value="57.090140643965" calcext:value-type="float">
            <text:p>57.090140643965</text:p>
          </table:table-cell>
          <table:table-cell/>
          <table:table-cell office:value-type="float" office:value="2168983" calcext:value-type="float">
            <text:p>2168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gsBP_libquantum_2048_1024</text:p>
          </table:table-cell>
          <table:table-cell office:value-type="float" office:value="54238341" calcext:value-type="float">
            <text:p>54238341</text:p>
          </table:table-cell>
          <table:table-cell office:value-type="float" office:value="46747914" calcext:value-type="float">
            <text:p>46747914</text:p>
          </table:table-cell>
          <table:table-cell office:value-type="float" office:value="899976" calcext:value-type="float">
            <text:p>899976</text:p>
          </table:table-cell>
          <table:table-cell table:formula="of:=([.C5]/[.B5])*100" office:value-type="float" office:value="86.1897933050718" calcext:value-type="float">
            <text:p>86.1897933050718</text:p>
          </table:table-cell>
          <table:table-cell/>
          <table:table-cell office:value-type="float" office:value="239591" calcext:value-type="float">
            <text:p>239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rnamentBP_libquantum</text:p>
          </table:table-cell>
          <table:table-cell office:value-type="float" office:value="50818850" calcext:value-type="float">
            <text:p>50818850</text:p>
          </table:table-cell>
          <table:table-cell office:value-type="float" office:value="44398173" calcext:value-type="float">
            <text:p>44398173</text:p>
          </table:table-cell>
          <table:table-cell office:value-type="float" office:value="351059" calcext:value-type="float">
            <text:p>351059</text:p>
          </table:table-cell>
          <table:table-cell table:formula="of:=([.C6]/[.B6])*100" office:value-type="float" office:value="87.3655602202726" calcext:value-type="float">
            <text:p>87.3655602202726</text:p>
          </table:table-cell>
          <table:table-cell/>
          <table:table-cell office:value-type="float" office:value="212407" calcext:value-type="float">
            <text:p>212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gsBP_libquantum_4096_2048</text:p>
          </table:table-cell>
          <table:table-cell office:value-type="float" office:value="53170347" calcext:value-type="float">
            <text:p>53170347</text:p>
          </table:table-cell>
          <table:table-cell office:value-type="float" office:value="46101910" calcext:value-type="float">
            <text:p>46101910</text:p>
          </table:table-cell>
          <table:table-cell office:value-type="float" office:value="800287" calcext:value-type="float">
            <text:p>800287</text:p>
          </table:table-cell>
          <table:table-cell table:formula="of:=([.C7]/[.B7])*100" office:value-type="float" office:value="86.7060544103653" calcext:value-type="float">
            <text:p>86.7060544103653</text:p>
          </table:table-cell>
          <table:table-cell/>
          <table:table-cell office:value-type="float" office:value="213582" calcext:value-type="float">
            <text:p>213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ptronBP_soplex_48</text:p>
          </table:table-cell>
          <table:table-cell office:value-type="float" office:value="43242643" calcext:value-type="float">
            <text:p>43242643</text:p>
          </table:table-cell>
          <table:table-cell office:value-type="float" office:value="24553503" calcext:value-type="float">
            <text:p>24553503</text:p>
          </table:table-cell>
          <table:table-cell office:value-type="float" office:value="1708965" calcext:value-type="float">
            <text:p>1708965</text:p>
          </table:table-cell>
          <table:table-cell table:formula="of:=([.C8]/[.B8])*100" office:value-type="float" office:value="56.7807638399901" calcext:value-type="float">
            <text:p>56.7807638399901</text:p>
          </table:table-cell>
          <table:table-cell/>
          <table:table-cell office:value-type="float" office:value="2167184" calcext:value-type="float">
            <text:p>2167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BP_soplex_2048</text:p>
          </table:table-cell>
          <table:table-cell office:value-type="float" office:value="46217034" calcext:value-type="float">
            <text:p>46217034</text:p>
          </table:table-cell>
          <table:table-cell office:value-type="float" office:value="26645799" calcext:value-type="float">
            <text:p>26645799</text:p>
          </table:table-cell>
          <table:table-cell office:value-type="float" office:value="2406449" calcext:value-type="float">
            <text:p>2406449</text:p>
          </table:table-cell>
          <table:table-cell table:formula="of:=([.C9]/[.B9])*100" office:value-type="float" office:value="57.65363264116" calcext:value-type="float">
            <text:p>57.65363264116</text:p>
          </table:table-cell>
          <table:table-cell/>
          <table:table-cell office:value-type="float" office:value="2236878" calcext:value-type="float">
            <text:p>2236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BP_soplex_4096</text:p>
          </table:table-cell>
          <table:table-cell office:value-type="float" office:value="46084894" calcext:value-type="float">
            <text:p>46084894</text:p>
          </table:table-cell>
          <table:table-cell office:value-type="float" office:value="26605505" calcext:value-type="float">
            <text:p>26605505</text:p>
          </table:table-cell>
          <table:table-cell office:value-type="float" office:value="2365783" calcext:value-type="float">
            <text:p>2365783</text:p>
          </table:table-cell>
          <table:table-cell table:formula="of:=([.C10]/[.B10])*100" office:value-type="float" office:value="57.7315095918415" calcext:value-type="float">
            <text:p>57.7315095918415</text:p>
          </table:table-cell>
          <table:table-cell/>
          <table:table-cell office:value-type="float" office:value="2236139" calcext:value-type="float">
            <text:p>2236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hareBP_soplex_4096</text:p>
          </table:table-cell>
          <table:table-cell office:value-type="float" office:value="44261180" calcext:value-type="float">
            <text:p>44261180</text:p>
          </table:table-cell>
          <table:table-cell office:value-type="float" office:value="25201992" calcext:value-type="float">
            <text:p>25201992</text:p>
          </table:table-cell>
          <table:table-cell office:value-type="float" office:value="1990880" calcext:value-type="float">
            <text:p>1990880</text:p>
          </table:table-cell>
          <table:table-cell table:formula="of:=([.C11]/[.B11])*100" office:value-type="float" office:value="56.9392682255647" calcext:value-type="float">
            <text:p>56.9392682255647</text:p>
          </table:table-cell>
          <table:table-cell/>
          <table:table-cell office:value-type="float" office:value="2173628" calcext:value-type="float">
            <text:p>2173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BP_libquantum_2048</text:p>
          </table:table-cell>
          <table:table-cell office:value-type="float" office:value="60215722" calcext:value-type="float">
            <text:p>60215722</text:p>
          </table:table-cell>
          <table:table-cell office:value-type="float" office:value="51367142" calcext:value-type="float">
            <text:p>51367142</text:p>
          </table:table-cell>
          <table:table-cell office:value-type="float" office:value="2276671" calcext:value-type="float">
            <text:p>2276671</text:p>
          </table:table-cell>
          <table:table-cell table:formula="of:=([.C12]/[.B12])*100" office:value-type="float" office:value="85.3051998612588" calcext:value-type="float">
            <text:p>85.3051998612588</text:p>
          </table:table-cell>
          <table:table-cell/>
          <table:table-cell office:value-type="float" office:value="244289" calcext:value-type="float">
            <text:p>24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ptronBP_libquantum_48</text:p>
          </table:table-cell>
          <table:table-cell office:value-type="float" office:value="50258576" calcext:value-type="float">
            <text:p>50258576</text:p>
          </table:table-cell>
          <table:table-cell office:value-type="float" office:value="43925888" calcext:value-type="float">
            <text:p>43925888</text:p>
          </table:table-cell>
          <table:table-cell office:value-type="float" office:value="250455" calcext:value-type="float">
            <text:p>250455</text:p>
          </table:table-cell>
          <table:table-cell table:formula="of:=([.C13]/[.B13])*100" office:value-type="float" office:value="87.3997862573743" calcext:value-type="float">
            <text:p>87.3997862573743</text:p>
          </table:table-cell>
          <table:table-cell/>
          <table:table-cell office:value-type="float" office:value="215191" calcext:value-type="float">
            <text:p>215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rnamentBP_soplex</text:p>
          </table:table-cell>
          <table:table-cell office:value-type="float" office:value="44124184" calcext:value-type="float">
            <text:p>44124184</text:p>
          </table:table-cell>
          <table:table-cell office:value-type="float" office:value="25107121" calcext:value-type="float">
            <text:p>25107121</text:p>
          </table:table-cell>
          <table:table-cell office:value-type="float" office:value="1924298" calcext:value-type="float">
            <text:p>1924298</text:p>
          </table:table-cell>
          <table:table-cell table:formula="of:=([.C14]/[.B14])*100" office:value-type="float" office:value="56.9010432011615" calcext:value-type="float">
            <text:p>56.9010432011615</text:p>
          </table:table-cell>
          <table:table-cell/>
          <table:table-cell office:value-type="float" office:value="2176349" calcext:value-type="float">
            <text:p>2176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gsBP_soplex_4096_1024</text:p>
          </table:table-cell>
          <table:table-cell office:value-type="float" office:value="44095071" calcext:value-type="float">
            <text:p>44095071</text:p>
          </table:table-cell>
          <table:table-cell office:value-type="float" office:value="25242060" calcext:value-type="float">
            <text:p>25242060</text:p>
          </table:table-cell>
          <table:table-cell office:value-type="float" office:value="1984072" calcext:value-type="float">
            <text:p>1984072</text:p>
          </table:table-cell>
          <table:table-cell table:formula="of:=([.C15]/[.B15])*100" office:value-type="float" office:value="57.2446294507611" calcext:value-type="float">
            <text:p>57.2446294507611</text:p>
          </table:table-cell>
          <table:table-cell/>
          <table:table-cell office:value-type="float" office:value="2162823" calcext:value-type="float">
            <text:p>2162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hareBP_soplex_2048</text:p>
          </table:table-cell>
          <table:table-cell office:value-type="float" office:value="44261180" calcext:value-type="float">
            <text:p>44261180</text:p>
          </table:table-cell>
          <table:table-cell office:value-type="float" office:value="25201992" calcext:value-type="float">
            <text:p>25201992</text:p>
          </table:table-cell>
          <table:table-cell office:value-type="float" office:value="1990880" calcext:value-type="float">
            <text:p>1990880</text:p>
          </table:table-cell>
          <table:table-cell table:formula="of:=([.C16]/[.B16])*100" office:value-type="float" office:value="56.9392682255647" calcext:value-type="float">
            <text:p>56.9392682255647</text:p>
          </table:table-cell>
          <table:table-cell/>
          <table:table-cell office:value-type="float" office:value="2173628" calcext:value-type="float">
            <text:p>2173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ptronBP_soplex_24</text:p>
          </table:table-cell>
          <table:table-cell office:value-type="float" office:value="43518063" calcext:value-type="float">
            <text:p>43518063</text:p>
          </table:table-cell>
          <table:table-cell office:value-type="float" office:value="24730640" calcext:value-type="float">
            <text:p>24730640</text:p>
          </table:table-cell>
          <table:table-cell office:value-type="float" office:value="1800640" calcext:value-type="float">
            <text:p>1800640</text:p>
          </table:table-cell>
          <table:table-cell table:formula="of:=([.C17]/[.B17])*100" office:value-type="float" office:value="56.8284484536915" calcext:value-type="float">
            <text:p>56.8284484536915</text:p>
          </table:table-cell>
          <table:table-cell/>
          <table:table-cell office:value-type="float" office:value="2166040" calcext:value-type="float">
            <text:p>2166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hareBP_libquantum_4096</text:p>
          </table:table-cell>
          <table:table-cell office:value-type="float" office:value="53054519" calcext:value-type="float">
            <text:p>53054519</text:p>
          </table:table-cell>
          <table:table-cell office:value-type="float" office:value="45823185" calcext:value-type="float">
            <text:p>45823185</text:p>
          </table:table-cell>
          <table:table-cell office:value-type="float" office:value="778553" calcext:value-type="float">
            <text:p>778553</text:p>
          </table:table-cell>
          <table:table-cell table:formula="of:=([.C18]/[.B18])*100" office:value-type="float" office:value="86.3699942317826" calcext:value-type="float">
            <text:p>86.3699942317826</text:p>
          </table:table-cell>
          <table:table-cell/>
          <table:table-cell office:value-type="float" office:value="243474" calcext:value-type="float">
            <text:p>243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gsBP_soplex_4096_2048</text:p>
          </table:table-cell>
          <table:table-cell office:value-type="float" office:value="43988556" calcext:value-type="float">
            <text:p>43988556</text:p>
          </table:table-cell>
          <table:table-cell office:value-type="float" office:value="25132735" calcext:value-type="float">
            <text:p>25132735</text:p>
          </table:table-cell>
          <table:table-cell office:value-type="float" office:value="1926485" calcext:value-type="float">
            <text:p>1926485</text:p>
          </table:table-cell>
          <table:table-cell table:formula="of:=([.C19]/[.B19])*100" office:value-type="float" office:value="57.13471249204" calcext:value-type="float">
            <text:p>57.13471249204</text:p>
          </table:table-cell>
          <table:table-cell/>
          <table:table-cell office:value-type="float" office:value="2164763" calcext:value-type="float">
            <text:p>2164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gsBP_libquantum_2048_2048</text:p>
          </table:table-cell>
          <table:table-cell office:value-type="float" office:value="53500720" calcext:value-type="float">
            <text:p>53500720</text:p>
          </table:table-cell>
          <table:table-cell office:value-type="float" office:value="46196342" calcext:value-type="float">
            <text:p>46196342</text:p>
          </table:table-cell>
          <table:table-cell office:value-type="float" office:value="795982" calcext:value-type="float">
            <text:p>795982</text:p>
          </table:table-cell>
          <table:table-cell table:formula="of:=([.C20]/[.B20])*100" office:value-type="float" office:value="86.34714074876" calcext:value-type="float">
            <text:p>86.34714074876</text:p>
          </table:table-cell>
          <table:table-cell/>
          <table:table-cell office:value-type="float" office:value="243844" calcext:value-type="float">
            <text:p>243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gsBP_libquantum_4096_1024</text:p>
          </table:table-cell>
          <table:table-cell office:value-type="float" office:value="53851260" calcext:value-type="float">
            <text:p>53851260</text:p>
          </table:table-cell>
          <table:table-cell office:value-type="float" office:value="46633824" calcext:value-type="float">
            <text:p>46633824</text:p>
          </table:table-cell>
          <table:table-cell office:value-type="float" office:value="902320" calcext:value-type="float">
            <text:p>902320</text:p>
          </table:table-cell>
          <table:table-cell table:formula="of:=([.C21]/[.B21])*100" office:value-type="float" office:value="86.5974612293194" calcext:value-type="float">
            <text:p>86.5974612293194</text:p>
          </table:table-cell>
          <table:table-cell/>
          <table:table-cell office:value-type="float" office:value="212910" calcext:value-type="float">
            <text:p>212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ModeBP_libquantum_2048_1024</text:p>
          </table:table-cell>
          <table:table-cell office:value-type="float" office:value="54208921" calcext:value-type="float">
            <text:p>54208921</text:p>
          </table:table-cell>
          <table:table-cell office:value-type="float" office:value="46725416" calcext:value-type="float">
            <text:p>46725416</text:p>
          </table:table-cell>
          <table:table-cell office:value-type="float" office:value="938362" calcext:value-type="float">
            <text:p>938362</text:p>
          </table:table-cell>
          <table:table-cell table:formula="of:=([.C22]/[.B22])*100" office:value-type="float" office:value="86.1950674133507" calcext:value-type="float">
            <text:p>86.1950674133507</text:p>
          </table:table-cell>
          <table:table-cell/>
          <table:table-cell office:value-type="float" office:value="240066" calcext:value-type="float">
            <text:p>240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ptronBP_libquantum_24</text:p>
          </table:table-cell>
          <table:table-cell office:value-type="float" office:value="50321861" calcext:value-type="float">
            <text:p>50321861</text:p>
          </table:table-cell>
          <table:table-cell office:value-type="float" office:value="43969398" calcext:value-type="float">
            <text:p>43969398</text:p>
          </table:table-cell>
          <table:table-cell office:value-type="float" office:value="259260" calcext:value-type="float">
            <text:p>259260</text:p>
          </table:table-cell>
          <table:table-cell table:formula="of:=([.C23]/[.B23])*100" office:value-type="float" office:value="87.3763353068361" calcext:value-type="float">
            <text:p>87.3763353068361</text:p>
          </table:table-cell>
          <table:table-cell/>
          <table:table-cell office:value-type="float" office:value="213692" calcext:value-type="float">
            <text:p>213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gsBP_soplex_2048_2048</text:p>
          </table:table-cell>
          <table:table-cell office:value-type="float" office:value="44001192" calcext:value-type="float">
            <text:p>44001192</text:p>
          </table:table-cell>
          <table:table-cell office:value-type="float" office:value="25136187" calcext:value-type="float">
            <text:p>25136187</text:p>
          </table:table-cell>
          <table:table-cell office:value-type="float" office:value="1931508" calcext:value-type="float">
            <text:p>1931508</text:p>
          </table:table-cell>
          <table:table-cell table:formula="of:=([.C24]/[.B24])*100" office:value-type="float" office:value="57.1261501279329" calcext:value-type="float">
            <text:p>57.1261501279329</text:p>
          </table:table-cell>
          <table:table-cell/>
          <table:table-cell office:value-type="float" office:value="2164770" calcext:value-type="float">
            <text:p>2164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AGE_libquantum</text:p>
          </table:table-cell>
          <table:table-cell office:value-type="float" office:value="49868641" calcext:value-type="float">
            <text:p>49868641</text:p>
          </table:table-cell>
          <table:table-cell office:value-type="float" office:value="43614872" calcext:value-type="float">
            <text:p>43614872</text:p>
          </table:table-cell>
          <table:table-cell office:value-type="float" office:value="191864" calcext:value-type="float">
            <text:p>191864</text:p>
          </table:table-cell>
          <table:table-cell table:formula="of:=([.C25]/[.B25])*100" office:value-type="float" office:value="87.4595158909584" calcext:value-type="float">
            <text:p>87.4595158909584</text:p>
          </table:table-cell>
          <table:table-cell/>
          <table:table-cell office:value-type="float" office:value="212389" calcext:value-type="float">
            <text:p>212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BP_libquantum_4096</text:p>
          </table:table-cell>
          <table:table-cell office:value-type="float" office:value="60215481" calcext:value-type="float">
            <text:p>60215481</text:p>
          </table:table-cell>
          <table:table-cell office:value-type="float" office:value="51367310" calcext:value-type="float">
            <text:p>51367310</text:p>
          </table:table-cell>
          <table:table-cell office:value-type="float" office:value="2276471" calcext:value-type="float">
            <text:p>2276471</text:p>
          </table:table-cell>
          <table:table-cell table:formula="of:=([.C26]/[.B26])*100" office:value-type="float" office:value="85.3058202756862" calcext:value-type="float">
            <text:p>85.3058202756862</text:p>
          </table:table-cell>
          <table:table-cell/>
          <table:table-cell office:value-type="float" office:value="244286" calcext:value-type="float">
            <text:p>24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ptronBP_libquantum_12</text:p>
          </table:table-cell>
          <table:table-cell office:value-type="float" office:value="52972957" calcext:value-type="float">
            <text:p>52972957</text:p>
          </table:table-cell>
          <table:table-cell office:value-type="float" office:value="45627675" calcext:value-type="float">
            <text:p>45627675</text:p>
          </table:table-cell>
          <table:table-cell office:value-type="float" office:value="631394" calcext:value-type="float">
            <text:p>631394</text:p>
          </table:table-cell>
          <table:table-cell table:formula="of:=([.C27]/[.B27])*100" office:value-type="float" office:value="86.1339022475185" calcext:value-type="float">
            <text:p>86.1339022475185</text:p>
          </table:table-cell>
          <table:table-cell/>
          <table:table-cell office:value-type="float" office:value="260523" calcext:value-type="float">
            <text:p>260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ModeBP_soplex_4096_2048</text:p>
          </table:table-cell>
          <table:table-cell office:value-type="float" office:value="44046834" calcext:value-type="float">
            <text:p>44046834</text:p>
          </table:table-cell>
          <table:table-cell office:value-type="float" office:value="25130775" calcext:value-type="float">
            <text:p>25130775</text:p>
          </table:table-cell>
          <table:table-cell office:value-type="float" office:value="1928963" calcext:value-type="float">
            <text:p>1928963</text:p>
          </table:table-cell>
          <table:table-cell table:formula="of:=([.C28]/[.B28])*100" office:value-type="float" office:value="57.0546682197408" calcext:value-type="float">
            <text:p>57.0546682197408</text:p>
          </table:table-cell>
          <table:table-cell/>
          <table:table-cell office:value-type="float" office:value="2171004" calcext:value-type="float">
            <text:p>2171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ModeBP_libquantum_4096_2048</text:p>
          </table:table-cell>
          <table:table-cell office:value-type="float" office:value="53286477" calcext:value-type="float">
            <text:p>53286477</text:p>
          </table:table-cell>
          <table:table-cell office:value-type="float" office:value="46176114" calcext:value-type="float">
            <text:p>46176114</text:p>
          </table:table-cell>
          <table:table-cell office:value-type="float" office:value="855994" calcext:value-type="float">
            <text:p>855994</text:p>
          </table:table-cell>
          <table:table-cell table:formula="of:=([.C29]/[.B29])*100" office:value-type="float" office:value="86.6563462245778" calcext:value-type="float">
            <text:p>86.6563462245778</text:p>
          </table:table-cell>
          <table:table-cell/>
          <table:table-cell office:value-type="float" office:value="213843" calcext:value-type="float">
            <text:p>213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ModeBP_soplex_2048_1024</text:p>
          </table:table-cell>
          <table:table-cell office:value-type="float" office:value="44124344" calcext:value-type="float">
            <text:p>44124344</text:p>
          </table:table-cell>
          <table:table-cell office:value-type="float" office:value="25222921" calcext:value-type="float">
            <text:p>25222921</text:p>
          </table:table-cell>
          <table:table-cell office:value-type="float" office:value="1987351" calcext:value-type="float">
            <text:p>1987351</text:p>
          </table:table-cell>
          <table:table-cell table:formula="of:=([.C30]/[.B30])*100" office:value-type="float" office:value="57.1632770336484" calcext:value-type="float">
            <text:p>57.1632770336484</text:p>
          </table:table-cell>
          <table:table-cell/>
          <table:table-cell office:value-type="float" office:value="2164460" calcext:value-type="float">
            <text:p>2164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gsBP_soplex_2048_1024</text:p>
          </table:table-cell>
          <table:table-cell office:value-type="float" office:value="44102017" calcext:value-type="float">
            <text:p>44102017</text:p>
          </table:table-cell>
          <table:table-cell office:value-type="float" office:value="25241106" calcext:value-type="float">
            <text:p>25241106</text:p>
          </table:table-cell>
          <table:table-cell office:value-type="float" office:value="1988049" calcext:value-type="float">
            <text:p>1988049</text:p>
          </table:table-cell>
          <table:table-cell table:formula="of:=([.C31]/[.B31])*100" office:value-type="float" office:value="57.2334503430988" calcext:value-type="float">
            <text:p>57.2334503430988</text:p>
          </table:table-cell>
          <table:table-cell/>
          <table:table-cell office:value-type="float" office:value="2163229" calcext:value-type="float">
            <text:p>216322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4T11:22:19.660000000</dc:date>
    <meta:editing-duration>PT6M13S</meta:editing-duration>
    <meta:editing-cycles>3</meta:editing-cycles>
    <meta:generator>LibreOffice/6.1.4.2$Windows_X86_64 LibreOffice_project/9d0f32d1f0b509096fd65e0d4bec26ddd1938fd3</meta:generator>
    <meta:document-statistic meta:table-count="1" meta:cell-count="188" meta:object-count="0"/>
  </office:meta>
</office:document-meta>
</file>